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2in" table:align="left"/>
    </style:style>
    <style:style style:name="Table1.A" style:family="table-column">
      <style:table-column-properties style:column-width="0.4076in"/>
    </style:style>
    <style:style style:name="Table1.B" style:family="table-column">
      <style:table-column-properties style:column-width="1.792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2597in"/>
    </style:style>
    <style:style style:name="Table2.B" style:family="table-column">
      <style:table-column-properties style:column-width="6.6653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 — this is going to be a delightfully weird little adventure. Here's the full flesh-out:</text:p>
      <text:p text:style-name="Horizontal_20_Line"/>
      <text:h text:style-name="Heading_20_1" text:outline-level="1">🐰 The Hollow Warren</text:h>
      <text:h text:style-name="Heading_20_3" text:outline-level="3">A Shadowdark One-Shot for 1–2 Players, Level 1</text:h>
      <text:p text:style-name="Horizontal_20_Line"/>
      <text:h text:style-name="Heading_20_2" text:outline-level="2">📖 Premise</text:h>
      <text:p text:style-name="Text_20_body">The village of <text:span text:style-name="Strong_20_Emphasis">Cloverwick</text:span> has celebrated the Spring Egg Hunt for generations — a tradition of hiding blessed eggs across the surrounding hills. But this year, the eggs were placed too close to an ancient mound, and the vibrations of a hundred excited villagers cracked something deep underground. <text:span text:style-name="Strong_20_Emphasis">The Ovum Eternal</text:span> — a fist-sized idol carved from impossible pink stone — has awakened after centuries of dormancy. It was sealed in the deepest chamber of a vast rabbit warren by a forgotten cult, and now its dreaming mind is slowly rewriting the tunnels around it. The warren is blooming with impossible pastel light, giant rabbits are behaving strangely, and three village children followed a "glowing bunny" inside and haven't come back.</text:p>
      <text:p text:style-name="Text_20_body">The players are hired (or personally motivated) to go in, find the kids, and put the idol back to sleep.</text:p>
      <text:p text:style-name="Horizontal_20_Line"/>
      <text:h text:style-name="Heading_20_2" text:outline-level="2">🗺️ Dungeon Structure</text:h>
      <text:p text:style-name="Text_20_body">A simple <text:span text:style-name="Strong_20_Emphasis">linear-ish warren</text:span> with 5 areas, designed to fit ~4 hours. Small enough for 1–2 players but packed with interesting choices.</text:p>
      <text:p text:style-name="Preformatted_20_Text"><text:span text:style-name="Source_20_Text">[1. The Mouth]</text:span></text:p>
      <text:p text:style-name="Preformatted_20_Text"><text:span text:style-name="Source_20_Text"><text:s text:c="6"/>|</text:span></text:p>
      <text:p text:style-name="Preformatted_20_Text"><text:span text:style-name="Source_20_Text">[2. The Burrow Cross]</text:span></text:p>
      <text:p text:style-name="Preformatted_20_Text"><text:span text:style-name="Source_20_Text"><text:s text:c="4"/>/ <text:s text:c="6"/>\</text:span></text:p>
      <text:p text:style-name="Preformatted_20_Text"><text:span text:style-name="Source_20_Text">[3. Nursery] [4. The Candy Vein]</text:span></text:p>
      <text:p text:style-name="Preformatted_20_Text"><text:span text:style-name="Source_20_Text"><text:s text:c="4"/>\ <text:s text:c="6"/>/</text:span></text:p>
      <text:p text:style-name="P1"><text:span text:style-name="Source_20_Text">[5. The Egg Chamber] ← Final Boss</text:span></text:p>
      <text:p text:style-name="Horizontal_20_Line"/>
      <text:h text:style-name="Heading_20_3" text:outline-level="3">Area 1 — The Mouth</text:h>
      <text:p text:style-name="Text_20_body"><text:span text:style-name="Emphasis">A wide tunnel entrance smelling of fresh earth and something sweet, like spun sugar. The walls are normal dirt — for now.</text:span></text:p>
      <text:list text:style-name="L1">
        <text:list-item>
          <text:p text:style-name="P2"><text:span text:style-name="Strong_20_Emphasis">Encounter</text:span>: A <text:span text:style-name="Strong_20_Emphasis">Giant Warren Hare</text:span> (HD 1, AC 12, ATK bite d4, MV fast) blocks the entrance, acting confused and distressed rather than aggressive. A DC 10 WIS check lets a player realize it's frightened, not hostile. Offering food or calming it sends it bounding away — it will reappear later as an unlikely ally. </text:p>
        </text:list-item>
        <text:list-item>
          <text:p text:style-name="P3"><text:soft-page-break/><text:span text:style-name="Strong_20_Emphasis">Clue</text:span>: Tiny muddy boot prints lead inside alongside enormous paw prints. </text:p>
        </text:list-item>
      </text:list>
      <text:p text:style-name="Horizontal_20_Line"/>
      <text:h text:style-name="Heading_20_3" text:outline-level="3">Area 2 — The Burrow Cross</text:h>
      <text:p text:style-name="Text_20_body"><text:span text:style-name="Emphasis">The tunnel splits here. The left passage pulses with a soft lavender glow. The right is dark but smells like chocolate.</text:span></text:p>
      <text:list text:style-name="L2">
        <text:list-item>
          <text:p text:style-name="P4">This is the first place the <text:span text:style-name="Strong_20_Emphasis">Pastel Corruption</text:span> is visible. The walls on the left are faintly tie-dyed with color that shifts when not looked at directly. </text:p>
        </text:list-item>
        <text:list-item>
          <text:p text:style-name="P4"><text:span text:style-name="Strong_20_Emphasis">No encounter</text:span> — just atmosphere and a choice. A DC 8 INT check reveals faint scratching sounds from BOTH directions. </text:p>
        </text:list-item>
        <text:list-item>
          <text:p text:style-name="P5">A discarded <text:span text:style-name="Strong_20_Emphasis">woven egg basket</text:span> (belonging to one of the children) sits at the junction. </text:p>
        </text:list-item>
      </text:list>
      <text:p text:style-name="Horizontal_20_Line"/>
      <text:h text:style-name="Heading_20_3" text:outline-level="3">Area 3 — The Nursery</text:h>
      <text:p text:style-name="Text_20_body"><text:span text:style-name="Emphasis">The walls here are soft pink and covered in swirling patterns. Dozens of large eggs sit in earthen alcoves, each one faintly glowing a different pastel color.</text:span></text:p>
      <text:list text:style-name="L3">
        <text:list-item>
          <text:p text:style-name="P6"><text:span text:style-name="Strong_20_Emphasis">Two of the three children</text:span> are here, fast asleep in a nest of soft grass, completely unharmed. They cannot be woken — they're in a <text:span text:style-name="Strong_20_Emphasis">Sugared Slumber</text:span> (a side effect of the Corruption). They can be carried out but will slow movement. </text:p>
        </text:list-item>
        <text:list-item>
          <text:p text:style-name="P6"><text:span text:style-name="Strong_20_Emphasis">Encounter</text:span>: <text:span text:style-name="Strong_20_Emphasis">2 Pastel-Touched Rabbits</text:span> (HD 1, AC 11, ATK d4 bite, special: <text:span text:style-name="Emphasis">Chromatic Sneeze</text:span> — on a hit, roll d4: 1=target glows brightly and has disadvantage on stealth; 2=target smells of flowers, animals won't attack them this turn; 3=target's hair/fur turns a random color, no effect; 4=target feels euphoric, must DC 10 WIS or spend their action laughing). </text:p>
        </text:list-item>
        <text:list-item>
          <text:p text:style-name="P7"><text:span text:style-name="Strong_20_Emphasis">Loot</text:span>: One of the alcove eggs contains a <text:span text:style-name="Strong_20_Emphasis">Candy Potion</text:span> (heals 1d4 HP, tastes amazing). </text:p>
        </text:list-item>
      </text:list>
      <text:p text:style-name="Horizontal_20_Line"/>
      <text:h text:style-name="Heading_20_3" text:outline-level="3">Area 4 — The Candy Vein</text:h>
      <text:p text:style-name="Text_20_body"><text:span text:style-name="Emphasis">A glittering seam of crystallized sugar runs through the walls here, pulsing with soft golden light. It's beautiful. It's also wrong.</text:span></text:p>
      <text:list text:style-name="L4">
        <text:list-item>
          <text:p text:style-name="P8"><text:span text:style-name="Strong_20_Emphasis">Encounter</text:span>: A <text:span text:style-name="Strong_20_Emphasis">Sugar Sprite</text:span> (HD 1, AC 13, ATK d4 sugar-shard throw, flies, special: <text:span text:style-name="Emphasis">Crystallize</text:span> — on a failed DC 10 DEX save, target's feet are stuck for one round) guards the vein. It's not evil — just territorial. It can be bargained with: it wants one of the colored eggs from the Nursery and will give the players a <text:span text:style-name="Strong_20_Emphasis">Shard of the Vein</text:span> (a one-use item that can be thrown to create difficult terrain) in exchange. </text:p>
        </text:list-item>
        <text:list-item>
          <text:p text:style-name="P8"><text:span text:style-name="Strong_20_Emphasis">Environmental Hazard</text:span>: The floor here is slick with crystallized sugar. DC 8 DEX save or fall prone when moving quickly. </text:p>
        </text:list-item>
        <text:list-item>
          <text:p text:style-name="P9"><text:span text:style-name="Strong_20_Emphasis">Clue</text:span>: The third child's scarf is caught on the crystal vein. They went deeper. </text:p>
        </text:list-item>
      </text:list>
      <text:p text:style-name="Horizontal_20_Line"/>
      <text:h text:style-name="Heading_20_3" text:outline-level="3"><text:soft-page-break/>Area 5 — The Egg Chamber <text:span text:style-name="Emphasis">(Final Boss)</text:span></text:h>
      <text:p text:style-name="Text_20_body"><text:span text:style-name="Emphasis">The tunnel opens into a domed cavern. Everything here is saturated with color — the walls swirl, the air tastes sweet, and in the center of the room, nestled in a throne of roots and cracked shell, sits the Ovum Eternal. It is the size of a large melon, carved from pink stone veined with gold, and its single carved eye is open and spinning. The third child sits cross-legged before it, whispering to it like a friend.</text:span></text:p>
      <text:p text:style-name="Text_20_body">The child is unharmed but <text:span text:style-name="Strong_20_Emphasis">enthralled</text:span> — they'll weakly defend the idol if the players try to simply grab it. A DC 10 CHA check (or creative roleplay) snaps them out of it.</text:p>
      <text:p text:style-name="Horizontal_20_Line"/>
      <text:h text:style-name="Heading_20_2" text:outline-level="2">👁️ Final Boss — The Ovum Eternal</text:h>
      <text:p text:style-name="Text_20_body"><text:span text:style-name="Emphasis">An awakened cult idol, dreaming of a world dipped in sugar and color. It doesn't want to destroy — it wants to </text:span><text:span text:style-name="Emphasis"><text:span text:style-name="Strong_20_Emphasis">transform</text:span></text:span><text:span text:style-name="Emphasis">.</text:span></text:p>
      <table:table table:name="Table1" table:style-name="Table1">
        <table:table-column table:style-name="Table1.A"/>
        <table:table-column table:style-name="Table1.B"/>
        <table:table-header-rows>
          <table:table-row>
            <table:table-cell table:style-name="Table1.A1" office:value-type="string">
              <text:p text:style-name="Table_20_Heading">Stat</text:p>
            </table:table-cell>
            <table:table-cell table:style-name="Table1.A1" office:value-type="string">
              <text:p text:style-name="Table_20_Heading">Value</text:p>
            </table:table-cell>
          </table:table-row>
        </table:table-header-rows>
        <table:table-row>
          <table:table-cell table:style-name="Table1.A1" office:value-type="string">
            <text:p text:style-name="Table_20_Contents">HD</text:p>
          </table:table-cell>
          <table:table-cell table:style-name="Table1.A1" office:value-type="string">
            <text:p text:style-name="Table_20_Contents">2 (10 HP)</text:p>
          </table:table-cell>
        </table:table-row>
        <table:table-row>
          <table:table-cell table:style-name="Table1.A1" office:value-type="string">
            <text:p text:style-name="Table_20_Contents">AC</text:p>
          </table:table-cell>
          <table:table-cell table:style-name="Table1.A1" office:value-type="string">
            <text:p text:style-name="Table_20_Contents">14 (stone)</text:p>
          </table:table-cell>
        </table:table-row>
        <table:table-row>
          <table:table-cell table:style-name="Table1.A1" office:value-type="string">
            <text:p text:style-name="Table_20_Contents">MV</text:p>
          </table:table-cell>
          <table:table-cell table:style-name="Table1.A1" office:value-type="string">
            <text:p text:style-name="Table_20_Contents">0 (immobile)</text:p>
          </table:table-cell>
        </table:table-row>
        <table:table-row>
          <table:table-cell table:style-name="Table1.A1" office:value-type="string">
            <text:p text:style-name="Table_20_Contents">ATK</text:p>
          </table:table-cell>
          <table:table-cell table:style-name="Table1.A1" office:value-type="string">
            <text:p text:style-name="Table_20_Contents"><text:span text:style-name="Emphasis">Pastel Bolt</text:span> — ranged, d6</text:p>
          </table:table-cell>
        </table:table-row>
      </table:table>
      <text:p text:style-name="Text_20_body"><text:span text:style-name="Strong_20_Emphasis">Special Abilities:</text:span></text:p>
      <text:list text:style-name="L5">
        <text:list-item>
          <text:p text:style-name="P10"><text:span text:style-name="Strong_20_Emphasis">Chromatic Aura</text:span> (passive): At the start of each round, roll d6 on the Pastel Corruption table (see below) — the effect applies to everyone in the room. </text:p>
        </text:list-item>
        <text:list-item>
          <text:p text:style-name="P10"><text:span text:style-name="Strong_20_Emphasis">Summon Touched</text:span> (1/combat): Calls 1d2 Pastel-Touched Rabbits to defend it. </text:p>
        </text:list-item>
        <text:list-item>
          <text:p text:style-name="P11"><text:span text:style-name="Strong_20_Emphasis">Shell of the Eternal</text:span> (1/combat): Encases itself in a shimmering shell, gaining +4 AC for one round. </text:p>
        </text:list-item>
      </text:list>
      <text:p text:style-name="Text_20_body"><text:span text:style-name="Strong_20_Emphasis">Defeating it</text:span>: The idol can be destroyed (smashed, 14 AC, takes damage normally) OR <text:span text:style-name="Strong_20_Emphasis">re-sealed</text:span> — if a player presses one of the colored eggs from the Nursery against it and speaks a lullaby or prayer (DC 10 CHA or WIS), it goes dormant again. Re-sealing is the "good" ending and earns a bonus reward.</text:p>
      <text:p text:style-name="Horizontal_20_Line"/>
      <text:h text:style-name="Heading_20_2" text:outline-level="2">🌈 Pastel Corruption Table (d6)</text:h>
      <text:p text:style-name="Text_20_body">Roll at the start of each round in corrupted areas or during the boss fight. Effects last one round unless noted.</text:p>
      <table:table table:name="Table2" table:style-name="Table2">
        <table:table-column table:style-name="Table2.A"/>
        <table:table-column table:style-name="Table2.B"/>
        <table:table-header-rows>
          <table:table-row>
            <table:table-cell table:style-name="Table2.A1" office:value-type="string">
              <text:p text:style-name="Table_20_Heading">d6</text:p>
            </table:table-cell>
            <table:table-cell table:style-name="Table2.A1" office:value-type="string">
              <text:p text:style-name="Table_20_Heading">Effect</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text:span text:style-name="Strong_20_Emphasis">Sugar Rush</text:span> — All players gain +1 to attack rolls. <text:span text:style-name="Emphasis">Buff!</text:span></text:p>
          </table:table-cell>
        </table:table-row>
        <table:table-row>
          <table:table-cell table:style-name="Table2.A1" office:value-type="string">
            <text:p text:style-name="Table_20_Contents">2</text:p>
          </table:table-cell>
          <table:table-cell table:style-name="Table2.A1" office:value-type="string">
            <text:p text:style-name="Table_20_Contents"><text:span text:style-name="Strong_20_Emphasis">Dizzy Colors</text:span> — All creatures must DC 8 CON or be distracted, -1 to AC. <text:span text:style-name="Emphasis">Debuff!</text:span></text:p>
          </table:table-cell>
        </table:table-row>
        <table:table-row>
          <table:table-cell table:style-name="Table2.A1" office:value-type="string">
            <text:p text:style-name="Table_20_Contents">3</text:p>
          </table:table-cell>
          <table:table-cell table:style-name="Table2.A1" office:value-type="string">
            <text:p text:style-name="Table_20_Contents"><text:span text:style-name="Strong_20_Emphasis">Bunny Blessing</text:span> — One random creature gains the jump of a hare, +10ft movement. <text:span text:style-name="Emphasis">Buff!</text:span></text:p>
          </table:table-cell>
        </table:table-row>
        <table:table-row>
          <table:table-cell table:style-name="Table2.A1" office:value-type="string">
            <text:p text:style-name="Table_20_Contents">4</text:p>
          </table:table-cell>
          <table:table-cell table:style-name="Table2.A1" office:value-type="string">
            <text:p text:style-name="Table_20_Contents"><text:span text:style-name="Strong_20_Emphasis">Petal Storm</text:span> — The room fills with flower petals, all ranged attacks have disadvantage this round. <text:soft-page-break/><text:span text:style-name="Emphasis">Mixed!</text:span></text:p>
          </table:table-cell>
        </table:table-row>
        <table:table-row>
          <table:table-cell table:style-name="Table2.A1" office:value-type="string">
            <text:p text:style-name="Table_20_Contents">5</text:p>
          </table:table-cell>
          <table:table-cell table:style-name="Table2.A1" office:value-type="string">
            <text:p text:style-name="Table_20_Contents"><text:span text:style-name="Strong_20_Emphasis">Sweetened Mind</text:span> — One random creature must DC 10 WIS or spend their action admiring the pretty colors. <text:span text:style-name="Emphasis">Debuff!</text:span></text:p>
          </table:table-cell>
        </table:table-row>
        <table:table-row>
          <table:table-cell table:style-name="Table2.A1" office:value-type="string">
            <text:p text:style-name="Table_20_Contents">6</text:p>
          </table:table-cell>
          <table:table-cell table:style-name="Table2.A1" office:value-type="string">
            <text:p text:style-name="Table_20_Contents"><text:span text:style-name="Strong_20_Emphasis">Gilded Shell</text:span> — One random creature's skin/armor briefly hardens, they gain +2 AC. <text:span text:style-name="Emphasis">Buff!</text:span></text:p>
          </table:table-cell>
        </table:table-row>
      </table:table>
      <text:p text:style-name="Horizontal_20_Line"/>
      <text:h text:style-name="Heading_20_2" text:outline-level="2">🏆 Rewards &amp; Endings</text:h>
      <text:list text:style-name="L6">
        <text:list-item>
          <text:p text:style-name="P12"><text:span text:style-name="Strong_20_Emphasis">Children rescued</text:span>: Village reward of 20gp and a feast in the players' honor. </text:p>
        </text:list-item>
        <text:list-item>
          <text:p text:style-name="P12"><text:span text:style-name="Strong_20_Emphasis">Idol destroyed</text:span>: The corruption fades, the warren returns to normal. The giant hare from Area 1 nuzzles the players gratefully on the way out. </text:p>
        </text:list-item>
        <text:list-item>
          <text:p text:style-name="P13"><text:span text:style-name="Strong_20_Emphasis">Idol re-sealed</text:span> <text:span text:style-name="Emphasis">(bonus ending)</text:span>: As above, plus the village elder gives each player a <text:span text:style-name="Strong_20_Emphasis">Cloverwick Egg</text:span> — a one-use lucky charm that lets them reroll any single die once before the next long rest. </text:p>
        </text:list-item>
      </text:list>
      <text:p text:style-name="Horizontal_20_Line"/>
      <text:p text:style-name="Text_20_body">Want me to write up full stat blocks in proper Shadowdark format, generate a simple dungeon map, or create a one-page printable summary for the session?</text:p>
      <text:p text:style-name="Standard"/>
      <text:p text:style-name="Text_20_body">Absolutely — great instinct for a GM! Here are two additional rooms you can slot in wherever feels natural:</text:p>
      <text:p text:style-name="Horizontal_20_Line"/>
      <text:h text:style-name="Heading_20_3" text:outline-level="3">Area 2b — The Warren Market</text:h>
      <text:p text:style-name="Text_20_body"><text:span text:style-name="Emphasis">A wider cavern that opens up unexpectedly. Someone — or something — has arranged flat stones into crude stalls. Sitting behind them are three rabbits of unusual size, each wearing a small piece of cloth around their neck like a shopkeeper's apron. They regard the players with unsettling intelligence.</text:span></text:p>
      <text:p text:style-name="Text_20_body">The rabbits are <text:span text:style-name="Strong_20_Emphasis">Merchant Hares</text:span>, minor fey creatures warped by the Corruption into a parody of a marketplace. They don't speak, but they communicate through insistent nudging and placing objects in front of players expectantly. They want to <text:span text:style-name="Strong_20_Emphasis">trade</text:span>, not fight.</text:p>
      <text:list text:style-name="L7">
        <text:list-item>
          <text:p text:style-name="P14"><text:span text:style-name="Strong_20_Emphasis">Stall 1</text:span> — Offers a <text:span text:style-name="Strong_20_Emphasis">Vial of Pastel Mist</text:span> (throw it to fill a 10ft area with colorful obscuring fog for 2 rounds, all creatures within have disadvantage on attacks) in exchange for something <text:span text:style-name="Emphasis">shiny</text:span> — a coin, a piece of jewelry, or a button. </text:p>
        </text:list-item>
        <text:list-item>
          <text:p text:style-name="P14"><text:span text:style-name="Strong_20_Emphasis">Stall 2</text:span> — Offers a <text:span text:style-name="Strong_20_Emphasis">Corrupted Carrot</text:span> (eat it to gain darkvision for 1 hour, but your eyes glow faintly pink — no stealth in the dark) in exchange for something <text:span text:style-name="Emphasis">sweet</text:span> — food, a candy potion, anything edible. </text:p>
        </text:list-item>
        <text:list-item>
          <text:p text:style-name="P15"><text:span text:style-name="Strong_20_Emphasis">Stall 3</text:span> — Offers <text:span text:style-name="Strong_20_Emphasis">Directions scratched on bark</text:span> (a crude map of the warren, giving players a clear picture of the layout) in exchange for something <text:span text:style-name="Emphasis">soft</text:span> — cloth, a scarf, a bedroll corner. </text:p>
        </text:list-item>
      </text:list>
      <text:p text:style-name="Text_20_body">If players try to steal or attack, all three hares let out a simultaneous shriek and <text:span text:style-name="Strong_20_Emphasis">1d4 Pastel-Touched Rabbits</text:span> come bounding in from side tunnels within one round. The Merchant Hares themselves flee.</text:p>
      <text:p text:style-name="Text_20_body"><text:soft-page-break/><text:span text:style-name="Strong_20_Emphasis">Tone note</text:span>: Play this one for laughs — the hares are very serious about their little market. Let players get creative with the trades.</text:p>
      <text:p text:style-name="Horizontal_20_Line"/>
      <text:h text:style-name="Heading_20_3" text:outline-level="3">Area 3b — The Painted Hall</text:h>
      <text:p text:style-name="Text_20_body"><text:span text:style-name="Emphasis">This tunnel is completely different from the rest of the warren. The earthen walls have been smoothed flat and covered floor to ceiling in vivid murals — painted in pastel colors that seem too bright and too fresh to be old. They depict the history of the Ovum Eternal's cult: robed figures kneeling before a great egg, a golden harvest, then chaos, then the idol being carried deep underground and sealed away. The final mural shows the idol with its eye open. Painted just below it, in a child's handwriting, are the words:</text:span> <text:span text:style-name="Strong_20_Emphasis">"It just wants a friend."</text:span></text:p>
      <text:list text:style-name="L8">
        <text:list-item>
          <text:p text:style-name="P16"><text:span text:style-name="Strong_20_Emphasis">No combat encounter</text:span> — this is a lore and atmosphere room. </text:p>
        </text:list-item>
        <text:list-item>
          <text:p text:style-name="P16"><text:span text:style-name="Strong_20_Emphasis">DC 8 INT check</text:span>: A player who studies the murals realizes the cult didn't seal the idol out of fear — they sealed it because it was making everyone nearby <text:span text:style-name="Strong_20_Emphasis">too happy</text:span>, eroding their will and ambition until the whole village just... sat and smiled. A subtle hint that re-sealing is wiser than destroying. </text:p>
        </text:list-item>
        <text:list-item>
          <text:p text:style-name="P16"><text:span text:style-name="Strong_20_Emphasis">Hidden detail</text:span>: A DC 10 WIS (Perception) check reveals one mural has been recently touched — tiny paint-stained fingerprints at child height. The third child came through here and was clearly fascinated. </text:p>
        </text:list-item>
        <text:list-item>
          <text:p text:style-name="P16"><text:span text:style-name="Strong_20_Emphasis">Environmental trick</text:span>: The colors in this room are so vivid that players must make a DC 8 WIS save when they enter or spend their first round just staring, turning slowly in awe. On a success they shrug it off immediately. No damage, just a fun moment of wonder. </text:p>
        </text:list-item>
        <text:list-item>
          <text:p text:style-name="P17"><text:span text:style-name="Strong_20_Emphasis">Loot</text:span>: A small leather satchel left by the cult long ago hangs from a root on the wall. Inside: a <text:span text:style-name="Strong_20_Emphasis">Cultist's Notes</text:span> (readable, gives advantage on the re-sealing CHA/WIS check in the final room) and 8 copper pieces. </text:p>
        </text:list-item>
      </text:list>
      <text:p text:style-name="Horizontal_20_Line"/>
      <text:h text:style-name="Heading_20_2" text:outline-level="2">Updated Dungeon Map</text:h>
      <text:p text:style-name="Text_20_body">With these two new rooms slotted in, here's a revised layout suggestion:</text:p>
      <text:p text:style-name="Preformatted_20_Text"><text:span text:style-name="Source_20_Text">[1. The Mouth]</text:span></text:p>
      <text:p text:style-name="Preformatted_20_Text"><text:span text:style-name="Source_20_Text"><text:s text:c="6"/>|</text:span></text:p>
      <text:p text:style-name="Preformatted_20_Text"><text:span text:style-name="Source_20_Text">[2. The Burrow Cross]</text:span></text:p>
      <text:p text:style-name="Preformatted_20_Text"><text:span text:style-name="Source_20_Text"><text:s text:c="4"/>/ <text:s text:c="10"/>\</text:span></text:p>
      <text:p text:style-name="Preformatted_20_Text"><text:span text:style-name="Source_20_Text">[2b. Warren <text:s text:c="3"/>[3. Nursery]</text:span></text:p>
      <text:p text:style-name="Preformatted_20_Text"><text:span text:style-name="Source_20_Text"><text:s text:c="3"/>Market] <text:s text:c="9"/>|</text:span></text:p>
      <text:p text:style-name="Preformatted_20_Text"><text:span text:style-name="Source_20_Text"><text:s text:c="6"/>\ <text:s text:c="7"/>[3b. Painted Hall]</text:span></text:p>
      <text:p text:style-name="Preformatted_20_Text"><text:span text:style-name="Source_20_Text"><text:s text:c="7"/>\ <text:s text:c="11"/>/</text:span></text:p>
      <text:p text:style-name="Preformatted_20_Text"><text:span text:style-name="Source_20_Text"><text:s text:c="6"/>[4. The Candy Vein]</text:span></text:p>
      <text:p text:style-name="Preformatted_20_Text"><text:span text:style-name="Source_20_Text"><text:s text:c="14"/>|</text:span></text:p>
      <text:p text:style-name="P1"><text:span text:style-name="Source_20_Text"><text:s text:c="6"/>[5. The Egg Chamber]</text:span></text:p>
      <text:p text:style-name="Text_20_body"><text:soft-page-break/>This gives you a nice <text:span text:style-name="Strong_20_Emphasis">loop structure</text:span> — players can tackle the left or right branch first and meet back up at the Candy Vein before the finale. If you're running short on time, the Warren Market and Painted Hall are both easy to skip without breaking anything, making them perfect flex cont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7T20:38:05.769677196</meta:creation-date>
    <dc:date>2026-03-27T20:38:55.090186711</dc:date>
    <meta:editing-duration>PT50S</meta:editing-duration>
    <meta:editing-cycles>1</meta:editing-cycles>
    <meta:document-statistic meta:table-count="2" meta:image-count="0" meta:object-count="0" meta:page-count="6" meta:paragraph-count="105" meta:word-count="1849" meta:character-count="10582" meta:non-whitespace-character-count="8674"/>
    <meta:generator>LibreOffice/26.2.1.2$Linux_X86_64 LibreOffice_project/5937a82db3889b586a62e0a27a0d74b840403d7c</meta:generator>
  </office:meta>
</office:document-meta>
</file>